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639b" officeooo:paragraph-rsid="000f639b"/>
    </style:style>
    <style:style style:name="P2" style:family="paragraph" style:parent-style-name="Standard">
      <style:text-properties officeooo:rsid="00109403" officeooo:paragraph-rsid="00109403"/>
    </style:style>
    <style:style style:name="T1" style:family="text">
      <style:text-properties officeooo:rsid="0010d5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</text:p>
      <text:p text:style-name="P1"/>
      <text:p text:style-name="P2">Albert Korejwo, <text:span text:style-name="T1">Jorge Hernáde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9:01:48.743566296</meta:creation-date>
    <dc:date>2015-02-18T00:46:28.055665767</dc:date>
    <meta:editing-duration>PT38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2" meta:word-count="5" meta:character-count="37" meta:non-whitespace-character-count="34"/>
  </office:meta>
</office:document-meta>
</file>